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7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2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524" style:family="table-cell" style:parent-style-name="Default">
      <style:map style:condition="cell-content()=&quot;&quot;" style:apply-style-name="Cellule_20_invalide" style:base-cell-address="Feuille1.A82"/>
    </style:style>
    <style:style style:name="ce527" style:family="table-cell" style:parent-style-name="Default">
      <style:map style:condition="cell-content()=&quot;&quot;" style:apply-style-name="Cellule_20_invalide" style:base-cell-address="Feuille1.A83"/>
    </style:style>
    <style:style style:name="ce528" style:family="table-cell" style:parent-style-name="Default">
      <style:map style:condition="cell-content()=&quot;&quot;" style:apply-style-name="Cellule_20_invalide" style:base-cell-address="Feuille1.A84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2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7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92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6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6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2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6"/>
      <style:map style:condition="is-true-formula(AND(#REF!&gt;1;#REF!=&quot;&quot;))" style:apply-style-name="Cellule_20_invalide" style:base-cell-address="Feuille1.O6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2"/>
      <style:map style:condition="is-true-formula(AND(#REF!&gt;1;#REF!=&quot;&quot;))" style:apply-style-name="Cellule_20_invalide" style:base-cell-address="Feuille1.O82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6"/>
      <style:map style:condition="is-true-formula(AND(#REF!&gt;1;#REF!=&quot;&quot;))" style:apply-style-name="Cellule_20_invalide" style:base-cell-address="Feuille1.P66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2"/>
      <style:map style:condition="is-true-formula(AND(#REF!&gt;1;#REF!=&quot;&quot;))" style:apply-style-name="Cellule_20_invalide" style:base-cell-address="Feuille1.P82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1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2"/>
      <style:map style:condition="is-true-formula(AND(#REF!&gt;1;#REF!=&quot;&quot;))" style:apply-style-name="Cellule_20_invalide" style:base-cell-address="Feuille1.Q82"/>
    </style:style>
    <style:style style:name="ce11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6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2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3"/>
    </style:style>
    <style:style style:name="ce118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2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U82"/>
      <style:map style:condition="is-true-formula(AND([.T82]&lt;&gt;0;[.U82]=&quot;&quot;))" style:apply-style-name="Cellule_20_invalide" style:base-cell-address="Feuille1.U82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V82"/>
      <style:map style:condition="is-true-formula(AND([.T82]&lt;&gt;0;[.V82]=&quot;&quot;))" style:apply-style-name="Cellule_20_invalide" style:base-cell-address="Feuille1.V82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2]=0)" style:apply-style-name="Cellule_20_grisée" style:base-cell-address="Feuille1.W82"/>
      <style:map style:condition="is-true-formula(AND([.T82]&lt;&gt;0;[.W82]=&quot;&quot;))" style:apply-style-name="Cellule_20_invalide" style:base-cell-address="Feuille1.W82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]=0)" style:apply-style-name="Cellule_20_grisée" style:base-cell-address="Feuille1.Y5"/>
      <style:map style:condition="is-true-formula(AND([.V5]&lt;&gt;0;[.Y5]=&quot;&quot;))" style:apply-style-name="Cellule_20_invalide" style:base-cell-address="Feuille1.Y5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2]=0)" style:apply-style-name="Cellule_20_grisée" style:base-cell-address="Feuille1.Y62"/>
      <style:map style:condition="is-true-formula(AND([.V62]&lt;&gt;0;[.Y62]=&quot;&quot;))" style:apply-style-name="Cellule_20_invalide" style:base-cell-address="Feuille1.Y62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8]=0)" style:apply-style-name="Cellule_20_grisée" style:base-cell-address="Feuille1.Y68"/>
      <style:map style:condition="is-true-formula(AND([.V68]&lt;&gt;0;[.Y68]=&quot;&quot;))" style:apply-style-name="Cellule_20_invalide" style:base-cell-address="Feuille1.Y68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3]=0)" style:apply-style-name="Cellule_20_grisée" style:base-cell-address="Feuille1.Y73"/>
      <style:map style:condition="is-true-formula(AND([.V73]&lt;&gt;0;[.Y73]=&quot;&quot;))" style:apply-style-name="Cellule_20_invalide" style:base-cell-address="Feuille1.Y73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8]=0)" style:apply-style-name="Cellule_20_grisée" style:base-cell-address="Feuille1.Y78"/>
      <style:map style:condition="is-true-formula(AND([.V78]&lt;&gt;0;[.Y78]=&quot;&quot;))" style:apply-style-name="Cellule_20_invalide" style:base-cell-address="Feuille1.Y78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2]=0)" style:apply-style-name="Cellule_20_grisée" style:base-cell-address="Feuille1.Y82"/>
      <style:map style:condition="is-true-formula(AND([.V82]&lt;&gt;0;[.Y82]=&quot;&quot;))" style:apply-style-name="Cellule_20_invalide" style:base-cell-address="Feuille1.Y82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8"/>
        <table:table-column table:style-name="co5" table:default-cell-style-name="ce538"/>
        <table:table-column table:style-name="co6" table:default-cell-style-name="ce538"/>
        <table:table-column table:style-name="co7" table:default-cell-style-name="ce715"/>
        <table:table-column table:style-name="co8" table:default-cell-style-name="ce538"/>
        <table:table-column table:style-name="co9" table:default-cell-style-name="ce538"/>
        <table:table-column table:style-name="co10" table:default-cell-style-name="ce538"/>
        <table:table-column table:style-name="co11" table:default-cell-style-name="ce538"/>
        <table:table-column table:style-name="co12" table:default-cell-style-name="ce538"/>
        <table:table-column table:style-name="co13" table:default-cell-style-name="ce538"/>
        <table:table-column table:style-name="co14" table:default-cell-style-name="ce538"/>
        <table:table-column table:style-name="co15" table:default-cell-style-name="ce538"/>
        <table:table-column table:style-name="co16" table:default-cell-style-name="ce538"/>
        <table:table-column table:style-name="co17" table:default-cell-style-name="ce715"/>
        <table:table-column table:style-name="co18" table:default-cell-style-name="ce538"/>
        <table:table-column table:style-name="co19" table:default-cell-style-name="ce715"/>
        <table:table-column table:style-name="co20" table:default-cell-style-name="ce538"/>
        <table:table-column table:style-name="co21" table:default-cell-style-name="ce538"/>
        <table:table-column table:style-name="co22" table:default-cell-style-name="ce538"/>
        <table:table-column table:style-name="co20" table:number-columns-repeated="2" table:default-cell-style-name="ce538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semi_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7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538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524" office:value-type="string" calcext:value-type="string">
            <text:p>2D/Equipment/laser_red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80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string" calcext:value-type="string">
            <text:p>semi_homing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527" office:value-type="string" calcext:value-type="string">
            <text:p>2D/Equipment/laser_red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1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20" office:value-type="float" office:value="400" calcext:value-type="float">
            <text:p>4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5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159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528" office:value-type="string" calcext:value-type="string">
            <text:p>2D/Equipment/laser_red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5" calcext:value-type="float">
            <text:p>5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60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182" table:content-validation-name="val2" office:value-type="string" calcext:value-type="string">
            <text:p>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K45:Feuille1.K45 Feuille1.K60:Feuille1.K60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N66:Feuille1.N66 Feuille1.R66:Feuille1.S66 Feuille1.L66:Feuille1.L66">
            <calcext:condition calcext:apply-style-name="Cellule invalide" calcext:value="=&quot;&quot;" calcext:base-cell-address="Feuille1.L66"/>
          </calcext:conditional-format>
          <calcext:conditional-format calcext:target-range-address="Feuille1.M66:Feuille1.M66">
            <calcext:condition calcext:apply-style-name="Cellule grisée" calcext:value="formula-is(#REF!=0)" calcext:base-cell-address="Feuille1.M66"/>
          </calcext:conditional-format>
          <calcext:conditional-format calcext:target-range-address="Feuille1.O66:Feuille1.O66">
            <calcext:condition calcext:apply-style-name="Cellule grisée" calcext:value="formula-is(#REF!=1)" calcext:base-cell-address="Feuille1.O66"/>
            <calcext:condition calcext:apply-style-name="Cellule invalide" calcext:value="formula-is(AND(#REF!&gt;1;#REF!=&quot;&quot;))" calcext:base-cell-address="Feuille1.O66"/>
          </calcext:conditional-format>
          <calcext:conditional-format calcext:target-range-address="Feuille1.P66:Feuille1.P66">
            <calcext:condition calcext:apply-style-name="Cellule grisée" calcext:value="formula-is(#REF!=1)" calcext:base-cell-address="Feuille1.P66"/>
            <calcext:condition calcext:apply-style-name="Cellule invalide" calcext:value="formula-is(AND(#REF!&gt;1;#REF!=&quot;&quot;))" calcext:base-cell-address="Feuille1.P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5:Feuille1.Y5">
            <calcext:condition calcext:apply-style-name="Cellule grisée" calcext:value="formula-is([.V5]=0)" calcext:base-cell-address="Feuille1.Y5"/>
            <calcext:condition calcext:apply-style-name="Cellule invalide" calcext:value="formula-is(AND([.V5]&lt;&gt;0;[.Y5]=&quot;&quot;))" calcext:base-cell-address="Feuille1.Y5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2:Feuille1.Y62">
            <calcext:condition calcext:apply-style-name="Cellule grisée" calcext:value="formula-is([.V62]=0)" calcext:base-cell-address="Feuille1.Y62"/>
            <calcext:condition calcext:apply-style-name="Cellule invalide" calcext:value="formula-is(AND([.V62]&lt;&gt;0;[.Y62]=&quot;&quot;))" calcext:base-cell-address="Feuille1.Y62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8:Feuille1.Y68">
            <calcext:condition calcext:apply-style-name="Cellule grisée" calcext:value="formula-is([.V68]=0)" calcext:base-cell-address="Feuille1.Y68"/>
            <calcext:condition calcext:apply-style-name="Cellule invalide" calcext:value="formula-is(AND([.V68]&lt;&gt;0;[.Y68]=&quot;&quot;))" calcext:base-cell-address="Feuille1.Y68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73:Feuille1.Y73">
            <calcext:condition calcext:apply-style-name="Cellule grisée" calcext:value="formula-is([.V73]=0)" calcext:base-cell-address="Feuille1.Y73"/>
            <calcext:condition calcext:apply-style-name="Cellule invalide" calcext:value="formula-is(AND([.V73]&lt;&gt;0;[.Y73]=&quot;&quot;))" calcext:base-cell-address="Feuille1.Y73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8:Feuille1.Y78">
            <calcext:condition calcext:apply-style-name="Cellule grisée" calcext:value="formula-is([.V78]=0)" calcext:base-cell-address="Feuille1.Y78"/>
            <calcext:condition calcext:apply-style-name="Cellule invalide" calcext:value="formula-is(AND([.V78]&lt;&gt;0;[.Y78]=&quot;&quot;))" calcext:base-cell-address="Feuille1.Y78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N83:Feuille1.N83 Feuille1.R83:Feuille1.S83 Feuille1.A83:Feuille1.F83 Feuille1.K83:Feuille1.L83">
            <calcext:condition calcext:apply-style-name="Cellule invalide" calcext:value="=&quot;&quot;" calcext:base-cell-address="Feuille1.A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A82:Feuille1.F82">
            <calcext:condition calcext:apply-style-name="Cellule invalide" calcext:value="=&quot;&quot;" calcext:base-cell-address="Feuille1.A82"/>
          </calcext:conditional-format>
          <calcext:conditional-format calcext:target-range-address="Feuille1.U82:Feuille1.U82">
            <calcext:condition calcext:apply-style-name="Cellule grisée" calcext:value="formula-is([.T82]=0)" calcext:base-cell-address="Feuille1.U82"/>
            <calcext:condition calcext:apply-style-name="Cellule invalide" calcext:value="formula-is(AND([.T82]&lt;&gt;0;[.U82]=&quot;&quot;))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T82]=0)" calcext:base-cell-address="Feuille1.V82"/>
            <calcext:condition calcext:apply-style-name="Cellule invalide" calcext:value="formula-is(AND([.T82]&lt;&gt;0;[.V82]=&quot;&quot;))" calcext:base-cell-address="Feuille1.V82"/>
          </calcext:conditional-format>
          <calcext:conditional-format calcext:target-range-address="Feuille1.W82:Feuille1.X82">
            <calcext:condition calcext:apply-style-name="Cellule grisée" calcext:value="formula-is([.T82]=0)" calcext:base-cell-address="Feuille1.W82"/>
            <calcext:condition calcext:apply-style-name="Cellule invalide" calcext:value="formula-is(AND([.T82]&lt;&gt;0;[.W82]=&quot;&quot;))" calcext:base-cell-address="Feuille1.W82"/>
          </calcext:conditional-format>
          <calcext:conditional-format calcext:target-range-address="Feuille1.Y82:Feuille1.Y82">
            <calcext:condition calcext:apply-style-name="Cellule grisée" calcext:value="formula-is([.V82]=0)" calcext:base-cell-address="Feuille1.Y82"/>
            <calcext:condition calcext:apply-style-name="Cellule invalide" calcext:value="formula-is(AND([.V82]&lt;&gt;0;[.Y82]=&quot;&quot;))" calcext:base-cell-address="Feuille1.Y82"/>
          </calcext:conditional-format>
          <calcext:conditional-format calcext:target-range-address="Feuille1.N84:Feuille1.N84 Feuille1.R84:Feuille1.S84 Feuille1.A84:Feuille1.F84 Feuille1.K84:Feuille1.L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82:Feuille1.N82 Feuille1.R82:Feuille1.S82 Feuille1.K82:Feuille1.L82">
            <calcext:condition calcext:apply-style-name="Cellule invalide" calcext:value="=&quot;&quot;" calcext:base-cell-address="Feuille1.K82"/>
          </calcext:conditional-format>
          <calcext:conditional-format calcext:target-range-address="Feuille1.M82:Feuille1.M82">
            <calcext:condition calcext:apply-style-name="Cellule grisée" calcext:value="formula-is(#REF!=0)" calcext:base-cell-address="Feuille1.M82"/>
          </calcext:conditional-format>
          <calcext:conditional-format calcext:target-range-address="Feuille1.O82:Feuille1.O82">
            <calcext:condition calcext:apply-style-name="Cellule grisée" calcext:value="formula-is(#REF!=1)" calcext:base-cell-address="Feuille1.O82"/>
            <calcext:condition calcext:apply-style-name="Cellule invalide" calcext:value="formula-is(AND(#REF!&gt;1;#REF!=&quot;&quot;))" calcext:base-cell-address="Feuille1.O82"/>
          </calcext:conditional-format>
          <calcext:conditional-format calcext:target-range-address="Feuille1.P82:Feuille1.P82">
            <calcext:condition calcext:apply-style-name="Cellule grisée" calcext:value="formula-is(#REF!=1)" calcext:base-cell-address="Feuille1.P82"/>
            <calcext:condition calcext:apply-style-name="Cellule invalide" calcext:value="formula-is(AND(#REF!&gt;1;#REF!=&quot;&quot;))" calcext:base-cell-address="Feuille1.P82"/>
          </calcext:conditional-format>
          <calcext:conditional-format calcext:target-range-address="Feuille1.Q82:Feuille1.Q82">
            <calcext:condition calcext:apply-style-name="Cellule grisée" calcext:value="formula-is(#REF!=1)" calcext:base-cell-address="Feuille1.Q82"/>
            <calcext:condition calcext:apply-style-name="Cellule invalide" calcext:value="formula-is(AND(#REF!&gt;1;#REF!=&quot;&quot;))" calcext:base-cell-address="Feuille1.Q82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3:28:20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6T23:28:25.275000000</dc:date>
    <meta:generator>LibreOffice/5.4.4.2$Windows_X86_64 LibreOffice_project/2524958677847fb3bb44820e40380acbe820f960</meta:generator>
    <meta:editing-duration>PT6H13M38S</meta:editing-duration>
    <meta:editing-cycles>449</meta:editing-cycles>
    <meta:document-statistic meta:table-count="1" meta:cell-count="1605" meta:object-count="0"/>
  </office:meta>
</office:document-meta>
</file>